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n.csv - набор</text:p>
      <text:p text:style-name="P1">тестов для обучения.csv - набор</text:p>
      <text:p text:style-name="P1">тестов data_description.txt - полное описание каждой колонки, первоначально подготовленное Дином Декоком, но слегка отредактированное, чтобы соответствовать именам столбцов, используемым здесь</text:p>
      <text:p text:style-name="P1">sample_submission.csv - эталонное представление из линейной регрессии по году и месяцу продажи, площади участка и количеству спален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3T17:27:52.246207077</meta:creation-date>
    <dc:date>2021-07-03T17:28:26.661164279</dc:date>
    <meta:editing-duration>PT36S</meta:editing-duration>
    <meta:editing-cycles>1</meta:editing-cycles>
    <meta:document-statistic meta:table-count="0" meta:image-count="0" meta:object-count="0" meta:page-count="1" meta:paragraph-count="4" meta:word-count="45" meta:character-count="371" meta:non-whitespace-character-count="330"/>
    <meta:generator>LibreOffice/7.1.4.2$Linux_X86_64 LibreOffice_project/10$Build-2</meta:generator>
  </office:meta>
</office:document-meta>
</file>